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97" officeooo:paragraph-rsid="00008197"/>
    </style:style>
    <style:style style:name="P2" style:family="paragraph" style:parent-style-name="Standard">
      <style:paragraph-properties fo:text-align="center" style:justify-single-word="false"/>
      <style:text-properties officeooo:rsid="0022a1d8" officeooo:paragraph-rsid="0022a1d8"/>
    </style:style>
    <style:style style:name="P3" style:family="paragraph" style:parent-style-name="Preformatted_20_Text">
      <style:text-properties officeooo:rsid="000eaf14" officeooo:paragraph-rsid="00008197"/>
    </style:style>
    <style:style style:name="P4" style:family="paragraph" style:parent-style-name="Preformatted_20_Text">
      <style:text-properties officeooo:rsid="00274016" officeooo:paragraph-rsid="00274016"/>
    </style:style>
    <style:style style:name="P5" style:family="paragraph" style:parent-style-name="Preformatted_20_Text">
      <style:text-properties officeooo:rsid="002b5ad7" officeooo:paragraph-rsid="002b5ad7"/>
    </style:style>
    <style:style style:name="P6" style:family="paragraph" style:parent-style-name="Preformatted_20_Text">
      <style:text-properties officeooo:rsid="00274016" officeooo:paragraph-rsid="00274016"/>
    </style:style>
    <style:style style:name="P7" style:family="paragraph" style:parent-style-name="Preformatted_20_Text">
      <style:text-properties officeooo:rsid="00274016" officeooo:paragraph-rsid="002ce7f8"/>
    </style:style>
    <style:style style:name="P8" style:family="paragraph" style:parent-style-name="Preformatted_20_Text">
      <style:text-properties officeooo:paragraph-rsid="002ce7f8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2d2fa"/>
    </style:style>
    <style:style style:name="T2" style:family="text">
      <style:text-properties officeooo:rsid="002898e3"/>
    </style:style>
    <style:style style:name="T3" style:family="text">
      <style:text-properties officeooo:rsid="00274016"/>
    </style:style>
    <style:style style:name="T4" style:family="text">
      <style:text-properties officeooo:rsid="002ce7f8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CallService服务的响应流程</text:p>
      <text:p text:style-name="P1">承接上文：</text:p>
      <text:p text:style-name="P3">传递Call对象<text:span text:style-name="T1">，及相关内容给InCallService，至此服务启动，来回两次的跨进程结束</text:span></text:p>
      <text:p text:style-name="P4"/>
      <text:p text:style-name="P5">https://blog.csdn.net/jason_wzn/article/details/58164251</text:p>
      <text:p text:style-name="P4"/>
      <text:p text:style-name="P4"><text:bookmark-start text:name="__DdeLink__12_198953089"/>InCallService.aidl<text:bookmark-end text:name="__DdeLink__12_198953089"/> 服务接口 <office:annotation><dc:creator>未知作者</dc:creator><dc:date>2019-05-09T16:59:58</dc:date><text:p text:style-name="P11"><text:span text:style-name="T6">frameworks/base/telephony/java/com/android/internal/telephony/ICallService.aidl</text:span></text:p></office:annotation></text:p>
      <text:p text:style-name="P4"/>
      <text:p text:style-name="P4">InCallService.java 抽象类 <office:annotation><dc:creator>未知作者</dc:creator><dc:date>2019-05-09T17:00:15</dc:date><text:p text:style-name="P11"><text:span text:style-name="T6">frameworks/base/telecomm/java/android/telecom/InCallService.java</text:span></text:p></office:annotation></text:p>
      <text:p text:style-name="P7">InCallServiceImpl.java 继承<text:span text:style-name="T2">InCallService </text:span><text:s/><office:annotation><dc:creator>未知作者</dc:creator><dc:date>2019-05-09T16:59:11</dc:date><text:p text:style-name="P11"><text:span text:style-name="T6">packages/apps/Dialer/java/com/android/incallui/InCallServiceImpl.java</text:span></text:p></office:annotation></text:p>
      <text:p text:style-name="P7"><text:span text:style-name="T4">InCallPresenter.java</text:span> <office:annotation><dc:creator>未知作者</dc:creator><dc:date>2019-05-10T15:07:08.300780824</dc:date><text:p text:style-name="P10"><text:span text:style-name="T5">packages/apps/Dialer/java/com/android/incallui/InCallPresenter.java</text:span></text:p></office:annotation></text:p>
      <text:p text:style-name="P8"><text:span text:style-name="T4">InCallActivity.java </text:span><text:span text:style-name="T4"><office:annotation><dc:creator>未知作者</dc:creator><dc:date>2019-05-10T15:07:43.341331415</dc:date><text:p text:style-name="P9"><text:span text:style-name="T5">packages/apps/Dialer/java/com/android/incallui/InCallActivity.java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9:50.596379213</meta:creation-date>
    <dc:date>2019-05-10T16:05:48.093909888</dc:date>
    <meta:editing-duration>PT10H17M3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0" meta:character-count="255" meta:non-whitespace-character-count="246"/>
  </office:meta>
</office:document-meta>
</file>